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197" officeooo:paragraph-rsid="000fd197"/>
    </style:style>
    <style:style style:name="P2" style:family="paragraph" style:parent-style-name="Standard">
      <style:text-properties officeooo:rsid="000fd197" officeooo:paragraph-rsid="000fd197"/>
    </style:style>
    <style:style style:name="P3" style:family="paragraph" style:parent-style-name="Standard">
      <style:text-properties officeooo:rsid="000fd197" officeooo:paragraph-rsid="0015b067"/>
    </style:style>
    <style:style style:name="P4" style:family="paragraph" style:parent-style-name="Standard">
      <style:text-properties officeooo:rsid="0018c431" officeooo:paragraph-rsid="0018c431"/>
    </style:style>
    <style:style style:name="T1" style:family="text">
      <style:text-properties officeooo:rsid="00125724"/>
    </style:style>
    <style:style style:name="T2" style:family="text">
      <style:text-properties officeooo:rsid="0015b067"/>
    </style:style>
    <style:style style:name="T3" style:family="text">
      <style:text-properties officeooo:rsid="001799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isation : </text:p>
      <text:p text:style-name="P1">Un automate standard est un automate fini non d ́eterministe tel que : </text:p>
      <text:p text:style-name="P1">– il y a un seul ́etat initial; </text:p>
      <text:p text:style-name="P1">– l’ ́etat initial n’est l’ ́etat d’arriv ́ee d’aucune transi </text:p>
      <text:p text:style-name="P1">tion. </text:p>
      <text:p text:style-name="P1"/>
      <text:p text:style-name="P1">Rendre un automate standard : (diapo 40 de Cours2TL_13.pdf) </text:p>
      <text:p text:style-name="P1">Soit A=(S, S0, R, S’) un automate non standard avec </text:p>
      <text:p text:style-name="P1">(s, a, s0)  R. </text:p>
      <text:p text:style-name="P1">On construit A’ =(S {q}, {q}, R’, S’’) où </text:p>
      <text:p text:style-name="P1">1. q est un nouvel état </text:p>
      <text:p text:style-name="P1">2. Q est un état initial </text:p>
      <text:p text:style-name="P1">3. S’’ = S’ si s0 S0, s0 n’est pas final </text:p>
      <text:p text:style-name="P1">S’’ = S’ {q} sinon </text:p>
      <text:p text:style-name="P1">4. R’ = R  {(q,a,s) | s0 S0, a V. (s0, a, s)  R} </text:p>
      <text:p text:style-name="P1"/>
      <text:p text:style-name="P1">Pour la standardisation : </text:p>
      <text:p text:style-name="P1"><text:tab/>- faire une fonction isStandard() qui vérifie qu'un automate n'est pas déjà standard, </text:p>
      <text:p text:style-name="P1"><text:tab/>- standardiser l'automate s'il n'est pas déjà standard </text:p>
      <text:p text:style-name="P1"><text:tab/>- (optionnelle) : supprimer les états inaccessibles </text:p>
      <text:p text:style-name="P1"/>
      <text:p text:style-name="P1"/>
      <text:p text:style-name="P1"/>
      <text:p text:style-name="P1"/>
      <text:p text:style-name="P1">METHODE UTILISE DANS LE PROJET POUR LA STANDARDISATION : </text:p>
      <text:p text:style-name="P1"/>
      <text:p text:style-name="P1"><text:tab/>1) on crée le nouvel état initial sans aucune transition </text:p>
      <text:p text:style-name="P1"><text:tab/>2) on crée tout les autres états sans aucune transition (y compris les anciens états initial) </text:p>
      <text:p text:style-name="P1"><text:tab/>3) on s'occupe des cas particuliers (voir ci-dessous) </text:p>
      <text:p text:style-name="P1"><text:tab/>4) on s'occupe des transitions partant du nouvel etat initial (correspondant aux transitions partant des anciens états initiaux) </text:p>
      <text:p text:style-name="P1"><text:tab/>5) on reproduit toutes les anciennes transitions <text:span text:style-name="T1">(sauf les cas particuliers, c'est déjà géré avant) </text:span></text:p>
      <text:p text:style-name="P1"><text:tab/>6) on supprime les états non-accessibles </text:p>
      <text:p text:style-name="P1"><text:tab/> </text:p>
      <text:p text:style-name="P1"><text:tab/>Cas particulier : quand un ancien état initial a une transition allant vers lui-même. Dans ce cas là, il faut créer 2 transitions et un état : une transition partant du nouvel état initial et allant vers l'état nouvellement créé et une transition partant de cet état et allant vers lui-même .</text:p>
      <text:p text:style-name="P1"><text:tab/> </text:p>
      <text:p text:style-name="P1"><text:tab/> </text:p>
      <text:p text:style-name="P1"/>
      <text:p text:style-name="P3">METHODE UTILISE DANS LE PROJET POUR LA <text:span text:style-name="T2">MINIMISATION</text:span> :</text:p>
      <text:p text:style-name="P3"/>
      <text:p text:style-name="P3"><text:span text:style-name="T3">1) On fait le tableau de minimisation, en expliquant ligne par ligne</text:span></text:p>
      <text:p text:style-name="P4">2) on reconstitue l'automate à partir du tableau</text:p>
      <text:p text:style-name="P1"><text:tab/> </text:p>
      <text:p text:style-name="P1"/>
      <text:p text:style-name="P1">Comment faire ? </text:p>
      <text:p text:style-name="P1">Dans mainwindow.cpp, dans la fonction getStandard() : </text:p>
      <text:p text:style-name="P1">Afficher l'automate en haut a gauche </text:p>
      <text:p text:style-name="P1">Trouver la bonne structure pair&lt;&gt; vector&lt;&gt; a faire </text:p>
      <text:p text:style-name="P1">Faire une fonction dans automate.cpp qui s'appelle standardise() et qui renvoit la structure approprié <text:soft-page-break/>(voir ligne au-dessus) </text:p>
      <text:p text:style-name="P1">Rajouter un attribut a mainwindow.h (justement la structure) </text:p>
      <text:p text:style-name="P1"/>
      <text:p text:style-name="P1">Cahier des charges : </text:p>
      <text:p text:style-name="P1"/>
      <text:p text:style-name="P1">Bonsoir, </text:p>
      <text:p text:style-name="P1">A l'issue de cette semaine, il semblerait que le passage de QT4 à QT5 <text:s/>soit réalisé avec succès. </text:p>
      <text:p text:style-name="P1">Voici l'analyse de l'existant et des besoins que nous avons résumé ici : </text:p>
      <text:p text:style-name="P1">Analyse des besoins : </text:p>
      <text:p text:style-name="P1">- une version à jour (QT5) - OK </text:p>
      <text:p text:style-name="P1">- multi-plateforme (Unix, Windows) - OK </text:p>
      <text:p text:style-name="P1">- évolutif (ajout de futur fonctionnalité faciles, plus de documentations, prise en main facile des sources etc) </text:p>
      <text:p text:style-name="P1">- au moins 2 nouveaux algorithmes pas à pas (lesquels ? minimisation, standardisation) </text:p>
      <text:p text:style-name="P1">Analyse de l'existant : </text:p>
      <text:p text:style-name="P1">Le <text:s/>projet 2010 semble bien fait, bien que peu documenté. Un gros <text:s/>avantage est qu'il est multi-plateforme. Par contre : QT4. </text:p>
      <text:p text:style-name="P1">Le projet 2013 a le gros désavantage de ne plus être multi-plateforme (Windows seulement) </text:p>
      <text:p text:style-name="P1">Nous avons donc pris la décision de partir du projet 2010 et avons commencé à étudier plus précisement la structure du code, ainsi que la manière utilisée pour implémenter les algorithmes déjà existants. </text:p>
      <text:p text:style-name="P1">Nous allons commencer à nous attaquer au développement du programme et voir les moyens d'implémenter les algorithmes demandés. </text:p>
      <text:p text:style-name="P1">Bonne soirée, </text:p>
      <text:p text:style-name="P1">Kevin Ladier, Pierre Coursi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iiighht </meta:initial-creator>
    <meta:creation-date>2015-01-29T01:08:18.526060855</meta:creation-date>
    <dc:date>2015-02-02T20:17:47.214735404</dc:date>
    <dc:creator>aaiiighht </dc:creator>
    <meta:editing-duration>PT1H37M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55" meta:word-count="546" meta:character-count="3210" meta:non-whitespace-character-count="2657"/>
  </office:meta>
</office:document-meta>
</file>